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ff99ff" draw:textarea-vertical-align="middle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3.188cm"/>
      <style:paragraph-properties style:writing-mode="lr-tb"/>
    </style:style>
    <style:style style:name="gr6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.493cm" fo:min-width="1.183cm" fo:padding-top="0.142cm" fo:padding-bottom="0.142cm" fo:padding-left="0.267cm" fo:padding-right="0.267cm" fo:wrap-option="no-wrap"/>
      <style:paragraph-properties style:writing-mode="lr-tb"/>
    </style:style>
    <style:style style:name="gr7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.495cm" fo:min-width="1.185cm" fo:padding-top="0.142cm" fo:padding-bottom="0.142cm" fo:padding-left="0.267cm" fo:padding-right="0.267cm" fo:wrap-option="no-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1cm" fo:min-width="6.815cm"/>
      <style:paragraph-properties style:writing-mode="lr-tb"/>
    </style:style>
    <style:style style:name="gr9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35cm" svg:stroke-color="#6600ff" draw:marker-start-width="0.252cm" draw:marker-end-width="0.252cm" draw:fill-color="#ff99ff" draw:textarea-horizontal-align="justify" draw:textarea-vertical-align="middle" draw:auto-grow-height="false" fo:min-height="0.493cm" fo:min-width="2.461cm" fo:padding-top="0.142cm" fo:padding-bottom="0.142cm" fo:padding-left="0.267cm" fo:padding-right="0.267cm" fo:wrap-option="no-wrap"/>
      <style:paragraph-properties style:writing-mode="lr-tb"/>
    </style:style>
    <style:style style:name="gr11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.493cm" fo:min-width="1.185cm" fo:padding-top="0.142cm" fo:padding-bottom="0.142cm" fo:padding-left="0.267cm" fo:padding-right="0.267cm" fo:wrap-option="no-wrap"/>
      <style:paragraph-properties style:writing-mode="lr-tb"/>
    </style:style>
    <style:style style:name="gr12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.492cm" fo:min-width="1.185cm" fo:padding-top="0.142cm" fo:padding-bottom="0.142cm" fo:padding-left="0.267cm" fo:padding-right="0.267cm" fo:wrap-option="no-wrap"/>
      <style:paragraph-properties style:writing-mode="lr-tb"/>
    </style:style>
    <style:style style:name="gr13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.494cm" fo:min-width="1.185cm" fo:padding-top="0.142cm" fo:padding-bottom="0.142cm" fo:padding-left="0.267cm" fo:padding-right="0.267cm" fo:wrap-option="no-wrap"/>
      <style:paragraph-properties style:writing-mode="lr-tb"/>
    </style:style>
    <style:style style:name="gr14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.492cm" fo:min-width="1.183cm" fo:padding-top="0.142cm" fo:padding-bottom="0.142cm" fo:padding-left="0.267cm" fo:padding-right="0.267cm" fo:wrap-option="no-wrap"/>
      <style:paragraph-properties style:writing-mode="lr-tb"/>
    </style:style>
    <style:style style:name="gr15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.495cm" fo:min-width="1.183cm" fo:padding-top="0.142cm" fo:padding-bottom="0.142cm" fo:padding-left="0.267cm" fo:padding-right="0.267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.493cm" fo:min-width="1.185cm" fo:padding-top="0.142cm" fo:padding-bottom="0.142cm" fo:padding-left="0.267cm" fo:padding-right="0.267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.494cm" fo:min-width="1.183cm" fo:padding-top="0.142cm" fo:padding-bottom="0.142cm" fo:padding-left="0.267cm" fo:padding-right="0.267cm" fo:wrap-option="no-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7cm" fo:min-width="6.39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99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style:style style:name="P4" style:family="paragraph">
      <loext:graphic-properties draw:fill-color="#ff99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5" style:family="paragraph">
      <loext:graphic-properties draw:fill-color="#ff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</style:style>
    <style:style style:name="P8" style:family="paragraph">
      <loext:graphic-properties draw:fill-color="#66ff99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color="#0066cc" loext:opacity="100%"/>
    </style:style>
    <style:style style:name="P10" style:family="paragraph">
      <loext:graphic-properties draw:fill-color="#66cc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loext:graphic-properties draw:fill-color="#66cc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paragraph-properties fo:margin-left="0cm" fo:margin-right="0cm" fo:text-align="center" fo:text-indent="0cm"/>
      <style:text-properties fo:color="#0066cc" loext:opacity="100%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loext:opacity="100%" style:font-name="Courier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864cm" svg:height="0.91cm" svg:x="3.333cm" svg:y="10.511cm">
          <text:p text:style-name="P1"><text:span text:style-name="T1">C</text:span></text:p>
        </draw:ellipse>
        <draw:line draw:style-name="gr2" draw:text-style-name="P3" draw:layer="layout" svg:x1="3.766cm" svg:y1="11.422cm" svg:x2="3.766cm" svg:y2="12.745cm">
          <text:p/>
        </draw:line>
        <draw:ellipse draw:style-name="gr1" draw:text-style-name="P2" draw:layer="layout" svg:width="0.864cm" svg:height="0.908cm" svg:x="3.333cm" svg:y="12.745cm">
          <text:p text:style-name="P1"><text:span text:style-name="T1">B</text:span></text:p>
        </draw:ellipse>
        <draw:ellipse draw:style-name="gr3" draw:text-style-name="P4" draw:layer="layout" svg:width="0.862cm" svg:height="0.91cm" svg:x="4.696cm" svg:y="8.941cm">
          <text:p text:style-name="P1"><text:span text:style-name="T1">E</text:span></text:p>
        </draw:ellipse>
        <draw:line draw:style-name="gr4" draw:text-style-name="P3" draw:layer="layout" svg:x1="4.929cm" svg:y1="9.866cm" svg:x2="4.118cm" svg:y2="10.678cm">
          <text:p/>
        </draw:line>
        <draw:ellipse draw:style-name="gr3" draw:text-style-name="P5" draw:layer="layout" svg:width="0.862cm" svg:height="0.909cm" svg:x="4.696cm" svg:y="6.709cm">
          <text:p text:style-name="P1"><text:span text:style-name="T1">F</text:span></text:p>
        </draw:ellipse>
        <draw:line draw:style-name="gr2" draw:text-style-name="P3" draw:layer="layout" svg:x1="5.127cm" svg:y1="7.618cm" svg:x2="5.127cm" svg:y2="8.941cm">
          <text:p/>
        </draw:line>
        <draw:ellipse draw:style-name="gr3" draw:text-style-name="P5" draw:layer="layout" svg:width="0.862cm" svg:height="0.909cm" svg:x="4.696cm" svg:y="4.476cm">
          <text:p text:style-name="P1"><text:span text:style-name="T1">G</text:span></text:p>
        </draw:ellipse>
        <draw:line draw:style-name="gr2" draw:text-style-name="P3" draw:layer="layout" svg:x1="5.127cm" svg:y1="5.386cm" svg:x2="5.127cm" svg:y2="6.709cm">
          <text:p/>
        </draw:line>
        <draw:frame draw:style-name="gr5" draw:text-style-name="P7" draw:layer="layout" svg:width="3.688cm" svg:height="1.066cm" svg:x="2.678cm" svg:y="17.245cm">
          <draw:text-box>
            <text:p text:style-name="P6">Initial</text:p>
          </draw:text-box>
        </draw:frame>
        <draw:custom-shape draw:style-name="gr6" draw:text-style-name="P8" draw:layer="layout" svg:width="1.717cm" svg:height="0.776cm" svg:x="0.859cm" svg:y="7.141cm">
          <text:p text:style-name="P1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5376.4842840512 39975.2895752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1.718cm" svg:height="0.778cm" svg:x="0.899cm" svg:y="8.701cm">
          <text:p text:style-name="P1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378.0104712042 3050.064184852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9" draw:layer="layout" svg:width="7.315cm" svg:height="1.091cm" svg:x="9.811cm" svg:y="17.295cm">
          <draw:text-box>
            <text:p text:style-name="P6"><text:span text:style-name="T2">git checkout dev</text:span></text:p>
          </draw:text-box>
        </draw:frame>
        <draw:ellipse draw:style-name="gr1" draw:text-style-name="P2" draw:layer="layout" svg:width="0.864cm" svg:height="0.909cm" svg:x="3.334cm" svg:y="8.272cm">
          <text:p text:style-name="P1"><text:span text:style-name="T1">D</text:span></text:p>
        </draw:ellipse>
        <draw:line draw:style-name="gr2" draw:text-style-name="P3" draw:layer="layout" svg:x1="3.767cm" svg:y1="9.182cm" svg:x2="3.767cm" svg:y2="10.505cm">
          <text:p/>
        </draw:line>
        <draw:line draw:style-name="gr2" draw:text-style-name="P3" draw:layer="layout" svg:x1="3.767cm" svg:y1="13.64cm" svg:x2="3.767cm" svg:y2="14.963cm">
          <text:p/>
        </draw:line>
        <draw:ellipse draw:style-name="gr1" draw:text-style-name="P2" draw:layer="layout" svg:width="0.864cm" svg:height="0.909cm" svg:x="3.334cm" svg:y="14.962cm">
          <text:p text:style-name="P1"><text:span text:style-name="T1">A</text:span></text:p>
        </draw:ellipse>
        <draw:ellipse draw:style-name="gr9" draw:text-style-name="P10" draw:layer="layout" svg:width="0.864cm" svg:height="0.91cm" svg:x="6.06cm" svg:y="11.123cm">
          <text:p text:style-name="P1"><text:span text:style-name="T1">H</text:span></text:p>
        </draw:ellipse>
        <draw:line draw:style-name="gr4" draw:text-style-name="P3" draw:layer="layout" svg:x1="6.259cm" svg:y1="11.973cm" svg:x2="4.263cm" svg:y2="12.971cm">
          <text:p/>
        </draw:line>
        <draw:ellipse draw:style-name="gr9" draw:text-style-name="P10" draw:layer="layout" svg:width="0.864cm" svg:height="0.909cm" svg:x="6.06cm" svg:y="8.891cm">
          <text:p text:style-name="P1"><text:span text:style-name="T1">I</text:span></text:p>
        </draw:ellipse>
        <draw:line draw:style-name="gr2" draw:text-style-name="P3" draw:layer="layout" svg:x1="6.492cm" svg:y1="9.801cm" svg:x2="6.492cm" svg:y2="11.124cm">
          <text:p/>
        </draw:line>
        <draw:custom-shape draw:style-name="gr10" draw:text-style-name="P5" draw:layer="layout" svg:width="2.995cm" svg:height="0.776cm" svg:x="5.97cm" svg:y="3.7cm">
          <text:p text:style-name="P1"><text:span text:style-name="T1">ma-branch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70.76101468625 31190.73359073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1.718cm" svg:height="0.776cm" svg:x="7.39cm" svg:y="8.325cm">
          <text:p text:style-name="P1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83.76963350785 19376.06177606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864cm" svg:height="0.911cm" svg:x="12.869cm" svg:y="10.524cm">
          <text:p text:style-name="P1"><text:span text:style-name="T1">C</text:span></text:p>
        </draw:ellipse>
        <draw:line draw:style-name="gr2" draw:text-style-name="P3" draw:layer="layout" svg:x1="13.302cm" svg:y1="11.435cm" svg:x2="13.302cm" svg:y2="12.758cm">
          <text:p/>
        </draw:line>
        <draw:ellipse draw:style-name="gr1" draw:text-style-name="P2" draw:layer="layout" svg:width="0.864cm" svg:height="0.907cm" svg:x="12.869cm" svg:y="12.759cm">
          <text:p text:style-name="P1"><text:span text:style-name="T1">B</text:span></text:p>
        </draw:ellipse>
        <draw:ellipse draw:style-name="gr3" draw:text-style-name="P5" draw:layer="layout" svg:width="0.863cm" svg:height="0.909cm" svg:x="14.232cm" svg:y="8.955cm">
          <text:p text:style-name="P1"><text:span text:style-name="T1">E</text:span></text:p>
        </draw:ellipse>
        <draw:line draw:style-name="gr4" draw:text-style-name="P3" draw:layer="layout" svg:x1="14.466cm" svg:y1="9.879cm" svg:x2="13.655cm" svg:y2="10.691cm">
          <text:p/>
        </draw:line>
        <draw:ellipse draw:style-name="gr3" draw:text-style-name="P5" draw:layer="layout" svg:width="0.863cm" svg:height="0.91cm" svg:x="14.232cm" svg:y="6.722cm">
          <text:p text:style-name="P1"><text:span text:style-name="T1">F</text:span></text:p>
        </draw:ellipse>
        <draw:line draw:style-name="gr2" draw:text-style-name="P3" draw:layer="layout" svg:x1="14.664cm" svg:y1="7.632cm" svg:x2="14.664cm" svg:y2="8.955cm">
          <text:p/>
        </draw:line>
        <draw:ellipse draw:style-name="gr3" draw:text-style-name="P5" draw:layer="layout" svg:width="0.863cm" svg:height="0.909cm" svg:x="14.232cm" svg:y="4.49cm">
          <text:p text:style-name="P1"><text:span text:style-name="T1">G</text:span></text:p>
        </draw:ellipse>
        <draw:line draw:style-name="gr2" draw:text-style-name="P3" draw:layer="layout" svg:x1="14.664cm" svg:y1="5.399cm" svg:x2="14.664cm" svg:y2="6.722cm">
          <text:p/>
        </draw:line>
        <draw:custom-shape draw:style-name="gr12" draw:text-style-name="P2" draw:layer="layout" svg:width="1.718cm" svg:height="0.775cm" svg:x="10.435cm" svg:y="8.715cm">
          <text:p text:style-name="P1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103.664921466 3841.237113402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864cm" svg:height="0.91cm" svg:x="12.87cm" svg:y="8.285cm">
          <text:p text:style-name="P1"><text:span text:style-name="T1">D</text:span></text:p>
        </draw:ellipse>
        <draw:line draw:style-name="gr2" draw:text-style-name="P3" draw:layer="layout" svg:x1="13.303cm" svg:y1="9.195cm" svg:x2="13.303cm" svg:y2="10.518cm">
          <text:p/>
        </draw:line>
        <draw:line draw:style-name="gr2" draw:text-style-name="P3" draw:layer="layout" svg:x1="13.303cm" svg:y1="13.653cm" svg:x2="13.303cm" svg:y2="14.976cm">
          <text:p/>
        </draw:line>
        <draw:ellipse draw:style-name="gr1" draw:text-style-name="P2" draw:layer="layout" svg:width="0.864cm" svg:height="0.909cm" svg:x="12.87cm" svg:y="14.976cm">
          <text:p text:style-name="P1"><text:span text:style-name="T1">A</text:span></text:p>
        </draw:ellipse>
        <draw:ellipse draw:style-name="gr9" draw:text-style-name="P10" draw:layer="layout" svg:width="0.862cm" svg:height="0.91cm" svg:x="15.598cm" svg:y="11.137cm">
          <text:p text:style-name="P1"><text:span text:style-name="T1">H</text:span></text:p>
        </draw:ellipse>
        <draw:line draw:style-name="gr4" draw:text-style-name="P3" draw:layer="layout" svg:x1="15.796cm" svg:y1="11.986cm" svg:x2="13.8cm" svg:y2="12.984cm">
          <text:p/>
        </draw:line>
        <draw:ellipse draw:style-name="gr9" draw:text-style-name="P12" draw:layer="layout" svg:width="0.862cm" svg:height="0.909cm" svg:x="15.598cm" svg:y="8.905cm">
          <text:p text:style-name="P11"><text:span text:style-name="T1">I</text:span></text:p>
        </draw:ellipse>
        <draw:line draw:style-name="gr2" draw:text-style-name="P3" draw:layer="layout" svg:x1="16.029cm" svg:y1="9.814cm" svg:x2="16.029cm" svg:y2="11.137cm">
          <text:p/>
        </draw:line>
        <draw:custom-shape draw:style-name="gr13" draw:text-style-name="P2" draw:layer="layout" svg:width="1.718cm" svg:height="0.777cm" svg:x="17.026cm" svg:y="8.635cm">
          <text:p text:style-name="P1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358.11518324607 10605.65552699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862cm" svg:height="0.911cm" svg:x="22.407cm" svg:y="10.524cm">
          <text:p text:style-name="P1"><text:span text:style-name="T1">C</text:span></text:p>
        </draw:ellipse>
        <draw:line draw:style-name="gr2" draw:text-style-name="P3" draw:layer="layout" svg:x1="22.839cm" svg:y1="11.435cm" svg:x2="22.839cm" svg:y2="12.758cm">
          <text:p/>
        </draw:line>
        <draw:ellipse draw:style-name="gr1" draw:text-style-name="P2" draw:layer="layout" svg:width="0.862cm" svg:height="0.907cm" svg:x="22.407cm" svg:y="12.759cm">
          <text:p text:style-name="P1"><text:span text:style-name="T1">B</text:span></text:p>
        </draw:ellipse>
        <draw:ellipse draw:style-name="gr3" draw:text-style-name="P5" draw:layer="layout" svg:width="0.862cm" svg:height="0.909cm" svg:x="23.769cm" svg:y="8.955cm">
          <text:p text:style-name="P1"><text:span text:style-name="T1">E</text:span></text:p>
        </draw:ellipse>
        <draw:line draw:style-name="gr4" draw:text-style-name="P3" draw:layer="layout" svg:x1="24.002cm" svg:y1="9.879cm" svg:x2="23.191cm" svg:y2="10.691cm">
          <text:p/>
        </draw:line>
        <draw:ellipse draw:style-name="gr3" draw:text-style-name="P4" draw:layer="layout" svg:width="0.862cm" svg:height="0.91cm" svg:x="23.769cm" svg:y="6.722cm">
          <text:p text:style-name="P1"><text:span text:style-name="T1">F</text:span></text:p>
        </draw:ellipse>
        <draw:line draw:style-name="gr2" draw:text-style-name="P3" draw:layer="layout" svg:x1="24.2cm" svg:y1="7.632cm" svg:x2="24.2cm" svg:y2="8.955cm">
          <text:p/>
        </draw:line>
        <draw:ellipse draw:style-name="gr3" draw:text-style-name="P5" draw:layer="layout" svg:width="0.862cm" svg:height="0.909cm" svg:x="23.769cm" svg:y="4.49cm">
          <text:p text:style-name="P1"><text:span text:style-name="T1">G</text:span></text:p>
        </draw:ellipse>
        <draw:line draw:style-name="gr2" draw:text-style-name="P3" draw:layer="layout" svg:x1="24.2cm" svg:y1="5.399cm" svg:x2="24.2cm" svg:y2="6.722cm">
          <text:p/>
        </draw:line>
        <draw:custom-shape draw:style-name="gr14" draw:text-style-name="P2" draw:layer="layout" svg:width="1.717cm" svg:height="0.775cm" svg:x="19.972cm" svg:y="8.715cm">
          <text:p text:style-name="P1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276.1350407451 3395.87628865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862cm" svg:height="0.91cm" svg:x="22.408cm" svg:y="8.285cm">
          <text:p text:style-name="P1"><text:span text:style-name="T1">D</text:span></text:p>
        </draw:ellipse>
        <draw:line draw:style-name="gr2" draw:text-style-name="P3" draw:layer="layout" svg:x1="22.84cm" svg:y1="9.195cm" svg:x2="22.84cm" svg:y2="10.518cm">
          <text:p/>
        </draw:line>
        <draw:line draw:style-name="gr2" draw:text-style-name="P3" draw:layer="layout" svg:x1="22.84cm" svg:y1="13.653cm" svg:x2="22.84cm" svg:y2="14.976cm">
          <text:p/>
        </draw:line>
        <draw:ellipse draw:style-name="gr1" draw:text-style-name="P2" draw:layer="layout" svg:width="0.862cm" svg:height="0.909cm" svg:x="22.408cm" svg:y="14.976cm">
          <text:p text:style-name="P1"><text:span text:style-name="T1">A</text:span></text:p>
        </draw:ellipse>
        <draw:ellipse draw:style-name="gr9" draw:text-style-name="P10" draw:layer="layout" svg:width="0.863cm" svg:height="0.91cm" svg:x="25.134cm" svg:y="11.137cm">
          <text:p text:style-name="P1"><text:span text:style-name="T1">H</text:span></text:p>
        </draw:ellipse>
        <draw:line draw:style-name="gr4" draw:text-style-name="P3" draw:layer="layout" svg:x1="25.333cm" svg:y1="11.986cm" svg:x2="23.337cm" svg:y2="12.984cm">
          <text:p/>
        </draw:line>
        <draw:ellipse draw:style-name="gr9" draw:text-style-name="P10" draw:layer="layout" svg:width="0.863cm" svg:height="0.909cm" svg:x="25.134cm" svg:y="8.905cm">
          <text:p text:style-name="P1"><text:span text:style-name="T1">I</text:span></text:p>
        </draw:ellipse>
        <draw:line draw:style-name="gr2" draw:text-style-name="P3" draw:layer="layout" svg:x1="25.565cm" svg:y1="9.814cm" svg:x2="25.565cm" svg:y2="11.137cm">
          <text:p/>
        </draw:line>
        <draw:custom-shape draw:style-name="gr15" draw:text-style-name="P2" draw:layer="layout" svg:width="1.717cm" svg:height="0.778cm" svg:x="26.664cm" svg:y="8.437cm">
          <text:p text:style-name="P1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027.24097788126 16775.3530166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8" draw:layer="layout" svg:width="1.718cm" svg:height="0.776cm" svg:x="17.026cm" svg:y="7.181cm">
          <text:p text:style-name="P1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938.21989528796 36639.38223938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8" draw:layer="layout" svg:width="1.717cm" svg:height="0.777cm" svg:x="25.389cm" svg:y="6.217cm">
          <text:p text:style-name="P1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04.19091967404 22183.0334190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13" draw:layer="layout" svg:width="6.893cm" svg:height="1.687cm" svg:x="21.341cm" svg:y="17.313cm">
          <draw:text-box>
            <text:p text:style-name="P1"><text:span text:style-name="T2">git checkout F</text:span></text:p>
            <text:p text:style-name="P1"><text:span text:style-name="T2">(detached-head)</text:span></text:p>
          </draw:text-box>
        </draw:frame>
        <draw:custom-shape draw:style-name="gr10" draw:text-style-name="P5" draw:layer="layout" svg:width="2.995cm" svg:height="0.776cm" svg:x="15.468cm" svg:y="3.673cm">
          <text:p text:style-name="P1"><text:span text:style-name="T1">ma-branch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70.76101468625 31190.73359073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2.995cm" svg:height="0.776cm" svg:x="25.066cm" svg:y="3.646cm">
          <text:p text:style-name="P1"><text:span text:style-name="T1">ma-branch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70.76101468625 31190.73359073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 m</meta:initial-creator>
    <meta:creation-date>2020-05-02T11:34:17</meta:creation-date>
    <dc:date>2021-11-08T11:10:23.881653101</dc:date>
    <meta:editing-duration>P2DT10H41M13S</meta:editing-duration>
    <meta:editing-cycles>19</meta:editing-cycles>
    <meta:generator>LibreOffice/7.1.7.2$Linux_X86_64 LibreOffice_project/10$Build-2</meta:generator>
    <meta:document-statistic meta:object-count="66"/>
  </office:meta>
</office:document-meta>
</file>